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70000034E97E18EB4875F72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784cm" svg:height="11.673cm" svg:x="0.47cm" svg:y="0.127cm">
          <draw:image xlink:href="Pictures/10000000000003E70000034E97E18EB4875F72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6T16:40:22.815000000</dc:date>
    <meta:editing-duration>PT2M32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